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_ext_double.setTimestamp( long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setTags( Tags t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IncomingDataPoint_ext_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comingDataPoint_ext_double.setAggregator( String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setTSUID( String t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Granula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setGranularity( String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Met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setValu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TS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Aggreg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IncomingDataPoint_ext_double( final String tsuid , final String granularity , final long timestamp , final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omingDataPoint_ext_double.getT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setMetric( String metr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DataPoint_ext_dou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